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 style:family="table">
      <style:table-properties style:width="6.6896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1.0368in"/>
    </style:style>
    <style:style style:name="Table6.B" style:family="table-column">
      <style:table-column-properties style:column-width="5.6528in"/>
    </style:style>
    <style:style style:name="Table6.A1" style:family="table-cell">
      <style:table-cell-properties fo:padding="0.0382in" fo:border="none"/>
    </style:style>
    <style:style style:name="Table1" style:family="table">
      <style:table-properties style:width="6.6896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0368in"/>
    </style:style>
    <style:style style:name="Table1.B" style:family="table-column">
      <style:table-column-properties style:column-width="0.7458in"/>
    </style:style>
    <style:style style:name="Table1.C" style:family="table-column">
      <style:table-column-properties style:column-width="1.309in"/>
    </style:style>
    <style:style style:name="Table1.D" style:family="table-column">
      <style:table-column-properties style:column-width="2.375in"/>
    </style:style>
    <style:style style:name="Table1.E" style:family="table-column">
      <style:table-column-properties style:column-width="1.2229in"/>
    </style:style>
    <style:style style:name="Table1.A1" style:family="table-cell">
      <style:table-cell-properties fo:padding="0.0382in" fo:border="none"/>
    </style:style>
    <style:style style:name="Table1.B3" style:family="table-cell">
      <style:table-cell-properties fo:background-color="transparent" fo:padding="0.0382in" fo:border-left="none" fo:border-right="none" fo:border-top="none" fo:border-bottom="1pt solid #000000">
        <style:background-image/>
      </style:table-cell-properties>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0382in" fo:border="none" style:writing-mode="page">
        <style:background-image/>
      </style:table-cell-properties>
    </style:style>
    <style:style style:name="Table9"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0375in" style:rel-column-width="10158*"/>
    </style:style>
    <style:style style:name="Table9.B" style:family="table-column">
      <style:table-column-properties style:column-width="5.6556in" style:rel-column-width="55377*"/>
    </style:style>
    <style:style style:name="Table9.A1" style:family="table-cell">
      <style:table-cell-properties fo:padding="0.0382in" fo:border="none"/>
    </style:style>
    <style:style style:name="Table9.4" style:family="table-row">
      <style:table-row-properties fo:background-color="transparent" fo:keep-together="auto">
        <style:background-image/>
      </style:table-row-properties>
    </style:style>
    <style:style style:name="Table9.A4" style:family="table-cell">
      <style:table-cell-properties style:vertical-align="" fo:background-color="transparent" fo:padding="0.0382in" fo:border="none" style:writing-mode="page">
        <style:background-image/>
      </style:table-cell-properties>
    </style:style>
    <style:style style:name="Table12"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1.0375in" style:rel-column-width="10158*"/>
    </style:style>
    <style:style style:name="Table12.B" style:family="table-column">
      <style:table-column-properties style:column-width="5.6556in" style:rel-column-width="55377*"/>
    </style:style>
    <style:style style:name="Table12.A1" style:family="table-cell">
      <style:table-cell-properties fo:padding="0.0382in"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0382in" fo:border="none" style:writing-mode="page">
        <style:background-image/>
      </style:table-cell-properties>
    </style:style>
    <style:style style:name="Table11"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1.0375in" style:rel-column-width="10158*"/>
    </style:style>
    <style:style style:name="Table11.B" style:family="table-column">
      <style:table-column-properties style:column-width="5.6556in" style:rel-column-width="55377*"/>
    </style:style>
    <style:style style:name="Table11.A1" style:family="table-cell">
      <style:table-cell-properties fo:padding="0.0382in" fo:border="none"/>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transparent" fo:padding="0.0382in" fo:border="none" style:writing-mode="page">
        <style:background-image/>
      </style:table-cell-properties>
    </style:style>
    <style:style style:name="Table182" style:family="table">
      <style:table-properties style:width="6.6896in"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1.0368in"/>
    </style:style>
    <style:style style:name="Table182.B" style:family="table-column">
      <style:table-column-properties style:column-width="1.4215in"/>
    </style:style>
    <style:style style:name="Table182.C" style:family="table-column">
      <style:table-column-properties style:column-width="1.3917in"/>
    </style:style>
    <style:style style:name="Table182.D" style:family="table-column">
      <style:table-column-properties style:column-width="1.6333in"/>
    </style:style>
    <style:style style:name="Table182.E" style:family="table-column">
      <style:table-column-properties style:column-width="1.2063in"/>
    </style:style>
    <style:style style:name="Table182.A1" style:family="table-cell">
      <style:table-cell-properties fo:padding="0.0382in" fo:border="none"/>
    </style:style>
    <style:style style:name="Table182.B3" style:family="table-cell">
      <style:table-cell-properties fo:background-color="transparent" fo:padding="0.0382in" fo:border-left="none" fo:border-right="none" fo:border-top="none" fo:border-bottom="1pt solid #000000">
        <style:background-image/>
      </style:table-cell-properties>
    </style:style>
    <style:style style:name="Table182.6" style:family="table-row">
      <style:table-row-properties fo:background-color="transparent" fo:keep-together="auto">
        <style:background-image/>
      </style:table-row-properties>
    </style:style>
    <style:style style:name="Table182.A6" style:family="table-cell">
      <style:table-cell-properties style:vertical-align="" fo:background-color="transparent" fo:padding="0.0382in" fo:border="none" style:writing-mode="page">
        <style:background-image/>
      </style:table-cell-properties>
    </style:style>
    <style:style style:name="Table13"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375in" style:rel-column-width="10158*"/>
    </style:style>
    <style:style style:name="Table13.B" style:family="table-column">
      <style:table-column-properties style:column-width="5.6556in" style:rel-column-width="55377*"/>
    </style:style>
    <style:style style:name="Table13.A1" style:family="table-cell">
      <style:table-cell-properties fo:padding="0.0382in" fo:border="none"/>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382in" fo:border="none" style:writing-mode="page">
        <style:background-image/>
      </style:table-cell-properties>
    </style:style>
    <style:style style:name="Table181"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1.0375in" style:rel-column-width="10158*"/>
    </style:style>
    <style:style style:name="Table181.B" style:family="table-column">
      <style:table-column-properties style:column-width="1.4139in" style:rel-column-width="13844*"/>
    </style:style>
    <style:style style:name="Table181.E" style:family="table-column">
      <style:table-column-properties style:column-width="1.4139in" style:rel-column-width="13845*"/>
    </style:style>
    <style:style style:name="Table181.A1" style:family="table-cell">
      <style:table-cell-properties fo:padding="0.0382in" fo:border="none"/>
    </style:style>
    <style:style style:name="Table181.B3" style:family="table-cell">
      <style:table-cell-properties fo:background-color="transparent" fo:padding="0.0382in" fo:border-left="none" fo:border-right="none" fo:border-top="none" fo:border-bottom="1pt solid #000000">
        <style:background-image/>
      </style:table-cell-properties>
    </style:style>
    <style:style style:name="Table181.6" style:family="table-row">
      <style:table-row-properties fo:background-color="transparent" fo:keep-together="auto">
        <style:background-image/>
      </style:table-row-properties>
    </style:style>
    <style:style style:name="Table181.A6" style:family="table-cell">
      <style:table-cell-properties style:vertical-align="" fo:background-color="transparent" fo:padding="0.0382in" fo:border="none" style:writing-mode="page">
        <style:background-image/>
      </style:table-cell-properties>
    </style:style>
    <style:style style:name="Table4" style:family="table" style:master-page-name="">
      <style:table-properties style:width="6.6931in" style:page-number="auto" fo:break-before="auto" fo:break-after="auto" table:align="margins" fo:background-color="transparent" style:shadow="none" fo:keep-with-next="auto" style:may-break-between-rows="true" style:writing-mode="page">
        <style:background-image/>
      </style:table-properties>
    </style:style>
    <style:style style:name="Table4.A" style:family="table-column">
      <style:table-column-properties style:column-width="1.0375in" style:rel-column-width="10158*"/>
    </style:style>
    <style:style style:name="Table4.B" style:family="table-column">
      <style:table-column-properties style:column-width="1.4139in" style:rel-column-width="13844*"/>
    </style:style>
    <style:style style:name="Table4.E" style:family="table-column">
      <style:table-column-properties style:column-width="1.4139in" style:rel-column-width="13845*"/>
    </style:style>
    <style:style style:name="Table4.A1" style:family="table-cell">
      <style:table-cell-properties fo:padding="0.0382in"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0382in" fo:border-left="none" fo:border-right="none" fo:border-top="none" fo:border-bottom="1pt solid #000000" style:writing-mode="lr-tb">
        <style:background-image/>
      </style:table-cell-properties>
    </style:style>
    <style:style style:name="Table4.A6" style:family="table-cell">
      <style:table-cell-properties style:vertical-align="" fo:background-color="transparent" fo:padding="0.0382in" fo:border="none" style:writing-mode="page">
        <style:background-image/>
      </style:table-cell-properties>
    </style:style>
    <style:style style:name="Table1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1.0375in" style:rel-column-width="10158*"/>
    </style:style>
    <style:style style:name="Table15.B" style:family="table-column">
      <style:table-column-properties style:column-width="5.6556in" style:rel-column-width="55377*"/>
    </style:style>
    <style:style style:name="Table15.A1" style:family="table-cell">
      <style:table-cell-properties fo:padding="0.0382in" fo:border="none"/>
    </style:style>
    <style:style style:name="Table15.4" style:family="table-row">
      <style:table-row-properties fo:background-color="transparent" fo:keep-together="auto">
        <style:background-image/>
      </style:table-row-properties>
    </style:style>
    <style:style style:name="Table15.A4" style:family="table-cell">
      <style:table-cell-properties style:vertical-align="" fo:background-color="transparent" fo:padding="0.0382in" fo:border="none" style:writing-mode="page">
        <style:background-image/>
      </style:table-cell-properties>
    </style:style>
    <style:style style:name="Table2"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0375in" style:rel-column-width="10158*"/>
    </style:style>
    <style:style style:name="Table2.B" style:family="table-column">
      <style:table-column-properties style:column-width="5.6556in" style:rel-column-width="55377*"/>
    </style:style>
    <style:style style:name="Table2.A1" style:family="table-cell">
      <style:table-cell-properties fo:padding="0.0382in" fo:border="none"/>
    </style:style>
    <style:style style:name="Table2.4" style:family="table-row">
      <style:table-row-properties fo:background-color="transparent" fo:keep-together="auto">
        <style:background-image/>
      </style:table-row-properties>
    </style:style>
    <style:style style:name="Table2.A4" style:family="table-cell">
      <style:table-cell-properties style:vertical-align="" fo:background-color="transparent" fo:padding="0.0382in" fo:border="none" style:writing-mode="page">
        <style:background-image/>
      </style:table-cell-properties>
    </style:style>
    <style:style style:name="Table3"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0375in" style:rel-column-width="10158*"/>
    </style:style>
    <style:style style:name="Table3.B" style:family="table-column">
      <style:table-column-properties style:column-width="5.6556in" style:rel-column-width="55377*"/>
    </style:style>
    <style:style style:name="Table3.A1" style:family="table-cell">
      <style:table-cell-properties fo:padding="0.0382in" fo:border="none"/>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transparent" fo:padding="0.0382in" fo:border="none" style:writing-mode="page">
        <style:background-image/>
      </style:table-cell-properties>
    </style:style>
    <style:style style:name="Table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0375in" style:rel-column-width="10158*"/>
    </style:style>
    <style:style style:name="Table5.B" style:family="table-column">
      <style:table-column-properties style:column-width="5.6556in" style:rel-column-width="55377*"/>
    </style:style>
    <style:style style:name="Table5.A1" style:family="table-cell">
      <style:table-cell-properties fo:padding="0.0382in" fo:border="none"/>
    </style:style>
    <style:style style:name="Table5.4" style:family="table-row">
      <style:table-row-properties fo:background-color="transparent" fo:keep-together="auto">
        <style:background-image/>
      </style:table-row-properties>
    </style:style>
    <style:style style:name="Table5.A4" style:family="table-cell">
      <style:table-cell-properties style:vertical-align="" fo:background-color="transparent" fo:padding="0.0382in"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style:font-style-asian="normal" style:font-style-complex="normal"/>
    </style:style>
    <style:style style:name="P3" style:family="paragraph" style:parent-style-name="Standard">
      <style:paragraph-properties fo:text-align="center" style:justify-single-word="false"/>
      <style:text-properties fo:language="en" fo:country="US"/>
    </style:style>
    <style:style style:name="P4" style:family="paragraph" style:parent-style-name="Default_5f_ntt">
      <style:text-properties fo:language="en" fo:country="US"/>
    </style:style>
    <style:style style:name="P5" style:family="paragraph" style:parent-style-name="Default_5f_ntt">
      <style:text-properties fo:language="en" fo:country="US" fo:font-style="normal" style:font-style-asian="normal" style:font-style-complex="normal"/>
    </style:style>
    <style:style style:name="P6" style:family="paragraph" style:parent-style-name="Default_5f_ntt">
      <style:paragraph-properties fo:text-align="start" style:justify-single-word="false"/>
    </style:style>
    <style:style style:name="P7" style:family="paragraph" style:parent-style-name="cmd_5f_code">
      <style:text-properties fo:language="en" fo:country="US"/>
    </style:style>
    <style:style style:name="P8" style:family="paragraph" style:parent-style-name="cmd_5f_code_5f_single">
      <style:text-properties fo:language="en" fo:country="US"/>
    </style:style>
    <style:style style:name="P9" style:family="paragraph" style:parent-style-name="cmd_5f_root">
      <style:text-properties fo:language="en" fo:country="US"/>
    </style:style>
    <style:style style:name="P10" style:family="paragraph" style:parent-style-name="cmd_5f_root">
      <style:text-properties fo:font-size="10.5pt"/>
    </style:style>
    <style:style style:name="P11" style:family="paragraph" style:parent-style-name="Standard">
      <style:text-properties fo:language="en" fo:country="US"/>
    </style:style>
    <style:style style:name="P12" style:family="paragraph" style:parent-style-name="Standard">
      <style:text-properties fo:language="en" fo:country="US" fo:font-style="normal" style:font-style-asian="normal" style:font-style-complex="normal"/>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text-align="center" style:justify-single-word="false"/>
      <style:text-properties fo:font-size="10.5pt" fo:language="en" fo:country="US"/>
    </style:style>
    <style:style style:name="P15" style:family="paragraph" style:parent-style-name="Heading_20_1" style:master-page-name="First_20_Page">
      <style:paragraph-properties style:page-number="auto"/>
    </style:style>
    <style:style style:name="P16" style:family="paragraph" style:parent-style-name="Heading_20_2">
      <style:paragraph-properties fo:break-before="auto" fo:break-aft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officeooo:rsid="000b62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719802280" text:style-name="Outline">
        <text:list-item>
          <text:h text:style-name="P15" text:outline-level="1"><text:bookmark text:name="_scpi_subsys_ieee488"/>Common command reference</text:h>
          <text:list>
            <text:list-item>
              <text:h text:style-name="Heading_20_2" text:outline-level="2"><text:bookmark text:name="cls"/>*CLS</text:h>
            </text:list-item>
          </text:list>
        </text:list-item>
      </text:list>
      <table:table table:name="Table6" table:style-name="Table6">
        <table:table-column table:style-name="Table6.A"/>
        <table:table-column table:style-name="Table6.B"/>
        <table:table-row>
          <table:table-cell table:style-name="Table6.A1" office:value-type="string">
            <text:p text:style-name="P1">Syntax</text:p>
          </table:table-cell>
          <table:table-cell table:style-name="Table6.A1" office:value-type="string">
            <text:p text:style-name="P9"><text:bookmark text:name="_scpi_cls"/>*CLS</text:p>
          </table:table-cell>
        </table:table-row>
        <table:table-row>
          <table:table-cell table:style-name="Table6.A1" office:value-type="string">
            <text:p text:style-name="Default_5f_ntt">Description</text:p>
          </table:table-cell>
          <table:table-cell table:style-name="Table6.A1" office:value-type="string">
            <text:p text:style-name="P1">Clear Status Command. This command clears all status data structures in the PSU:</text:p>
            <text:list xml:id="list1135717627"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6">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2">None</text:p>
          </table:table-cell>
        </table:table-row>
        <table:table-row>
          <table:table-cell table:style-name="Table6.A1" office:value-type="string">
            <text:p text:style-name="P4">Related Commands</text:p>
          </table:table-cell>
          <table:table-cell table:style-name="Table6.A1" office:value-type="string">
            <text:p text:style-name="P2">*ESR?</text:p>
            <text:p text:style-name="P2">STATus:OPERation[:EVENt]</text:p>
            <text:p text:style-name="P2">STATus:OPERation:INSTrument[:EVENt]</text:p>
            <text:p text:style-name="P2">STATus:OPERation:INSTrument:ISUMmary[&lt;n&gt;][:EVENt]</text:p>
            <text:p text:style-name="Standard">STATus:QUEStionable[:EVENt]</text:p>
            <text:p text:style-name="P2">STATus:QUEStionable:INSTrument[:EVENt]</text:p>
            <text:p text:style-name="P2">STATus:QUEStionable:INSTrument:ISUMmary[&lt;n&gt;][:EVENt]</text:p>
            <text:p text:style-name="P2">SYSTem:ERRor</text:p>
          </table:table-cell>
        </table:table-row>
      </table:table>
      <text:list xml:id="list144951577141993" text:continue-list="list1719802280" text:style-name="Outline">
        <text:list-item>
          <text:list>
            <text:list-item>
              <text:h text:style-name="P16" text:outline-level="2"><text:bookmark text:name="ese"/>*ESE</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t">Syntax</text:p>
          </table:table-cell>
          <table:table-cell table:style-name="Table1.A1" table:number-columns-spanned="4" office:value-type="string">
            <text:p text:style-name="P9"><text:bookmark text:name="_scpi_ese"/>*ESE {&lt;value&gt;}</text:p>
            <text:p text:style-name="P9"><text:bookmark text:name="_scpi_ese2"/>*ESE?</text:p>
          </table:table-cell>
          <table:covered-table-cell/>
          <table:covered-table-cell/>
          <table:covered-table-cell/>
        </table:table-row>
        <table:table-row>
          <table:table-cell table:style-name="Table1.A1" office:value-type="string">
            <text:p text:style-name="Default_5f_ntt">Description</text:p>
          </table:table-cell>
          <table:table-cell table:style-name="Table1.A1" table:number-columns-spanned="4" office:value-type="string">
            <text:p text:style-name="P1">Standard Event Status Enable Command. This command sets the Standard Event Status Enable register bits in the PSU. Those settings determine which events of the Standard Event Status Event register (see *ESR?) are allowed to set the ESB (Event Summary Bit) of the Status Byte register. A 1 in the bit position enables the corresponding event. All of the enabled events of the Standard Event Status Event Register are logically ORed sets the Event Summary Bit (ESB) of the Status Byte Register.</text:p>
            <text:p text:style-name="P1">A STATus:PRESet command does not clear the bits in the Status Byte register.</text:p>
          </table:table-cell>
          <table:covered-table-cell/>
          <table:covered-table-cell/>
          <table:covered-table-cell/>
        </table:table-row>
        <table:table-row>
          <table:table-cell table:style-name="Table1.A1" office:value-type="string">
            <text:p text:style-name="Default_5f_ntt">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table-cell table:style-name="Table1.A1" office:value-type="string">
            <text:p text:style-name="Default_5f_ntt"/>
          </table:table-cell>
          <table:table-cell table:style-name="Table1.A1" office:value-type="string">
            <text:p text:style-name="P1">&lt;value&gt;</text:p>
          </table:table-cell>
          <table:table-cell table:style-name="Table1.A1" office:value-type="string">
            <text:p text:style-name="P3">NR1</text:p>
          </table:table-cell>
          <table:table-cell table:style-name="Table1.A1" office:value-type="string">
            <text:p text:style-name="P1">0 – 255 (A decimal value which corresponds to the binary-weighted sum of the bits in the register)</text:p>
          </table:table-cell>
          <table:table-cell table:style-name="Table1.A1" office:value-type="string">
            <text:p text:style-name="P3">None</text:p>
          </table:table-cell>
        </table:table-row>
        <table:table-row>
          <table:table-cell table:style-name="Table1.A1" office:value-type="string">
            <text:p text:style-name="Default_5f_ntt">Return</text:p>
          </table:table-cell>
          <table:table-cell table:style-name="Table1.A1" table:number-columns-spanned="4" office:value-type="string">
            <text:p text:style-name="P2">The query reads the enable register and returns a decimal value which corresponds to the binary-weighted sum of all bits set in the register.</text:p>
          </table:table-cell>
          <table:covered-table-cell/>
          <table:covered-table-cell/>
          <table:covered-table-cell/>
        </table:table-row>
        <table:table-row table:style-name="Table1.6">
          <table:table-cell table:style-name="Table1.A6" office:value-type="string">
            <text:p text:style-name="Default_5f_ntt"><text:span text:style-name="T1">Usage</text:span><text:span text:style-name="T2"> </text:span><text:span text:style-name="T1">example</text:span></text:p>
          </table:table-cell>
          <table:table-cell table:style-name="Table1.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1.6">
          <table:table-cell table:style-name="Table1.A6" office:value-type="string">
            <text:p text:style-name="P4">Related Commands</text:p>
          </table:table-cell>
          <table:table-cell table:style-name="Table1.A6" table:number-columns-spanned="4" office:value-type="string">
            <text:p text:style-name="Standard">*CLS</text:p>
            <text:p text:style-name="Standard">*ESR</text:p>
            <text:p text:style-name="Standard">*RST</text:p>
            <text:p text:style-name="Standard">STATus:PRESet</text:p>
          </table:table-cell>
          <table:covered-table-cell/>
          <table:covered-table-cell/>
          <table:covered-table-cell/>
        </table:table-row>
      </table:table>
      <text:list xml:id="list144950544797722" text:continue-numbering="true" text:style-name="Outline">
        <text:list-item>
          <text:list>
            <text:list-item>
              <text:h text:style-name="P16" text:outline-level="2"><text:bookmark text:name="esr"/>*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9"><text:bookmark text:name="_scpi_esr"/>*ESR?</text:p>
          </table:table-cell>
        </table:table-row>
        <text:soft-page-break/>
        <table:table-row>
          <table:table-cell table:style-name="Table9.A1" office:value-type="string">
            <text:p text:style-name="Default_5f_ntt">Description</text:p>
          </table:table-cell>
          <table:table-cell table:style-name="Table9.A1" office:value-type="string">
            <text:p text:style-name="P1">Standard Event Status Register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2">The <text:span text:style-name="T3">instrument</text:span>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1">Usage</text:span><text:span text:style-name="T2"> </text:span><text:span text:style-name="T1">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144950646913389" text:continue-numbering="true" text:style-name="Outline">
        <text:list-item>
          <text:list>
            <text:list-item>
              <text:h text:style-name="Heading_20_2" text:outline-level="2"><text:bookmark text:name="idn"/>*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9"><text:bookmark text:name="_scpi_idn"/>*IDN?</text:p>
          </table:table-cell>
        </table:table-row>
        <table:table-row>
          <table:table-cell table:style-name="Table12.A1" office:value-type="string">
            <text:p text:style-name="Default_5f_ntt">Description</text:p>
          </table:table-cell>
          <table:table-cell table:style-name="Table12.A1" office:value-type="string">
            <text:p text:style-name="P1">Identification query for the UNIQUE identification of the <text:span text:style-name="T3">instrument</text:span>.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4">The following system parameters will be displayed: &lt;</text:span><text:span text:style-name="T5">vendor&gt;, &lt;model&gt;, &lt;serial number&gt;, &lt;firmware&gt;.</text:span></text:p>
          </table:table-cell>
        </table:table-row>
        <table:table-row table:style-name="Table12.4">
          <table:table-cell table:style-name="Table12.A4" office:value-type="string">
            <text:p text:style-name="Default_5f_ntt"><text:span text:style-name="T1">Usage</text:span><text:span text:style-name="T2"> </text:span><text:span text:style-name="T1">example</text:span></text:p>
          </table:table-cell>
          <table:table-cell table:style-name="Table12.A4" office:value-type="string">
            <text:p text:style-name="P7">*IDN?</text:p>
            <text:p text:style-name="cmd_5f_code_20_Start">Envox,EEZ H24005 (Due),CS17001,v1.1</text:p>
          </table:table-cell>
        </table:table-row>
      </table:table>
      <text:list xml:id="list144951078461182" text:continue-numbering="true" text:style-name="Outline">
        <text:list-item>
          <text:list>
            <text:list-item>
              <text:h text:style-name="Heading_20_2" text:outline-level="2"><text:bookmark text:name="opc"/>*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9"><text:bookmark text:name="_scpi_opc"/>*OPC</text:p>
            <text:p text:style-name="P9"><text:bookmark text:name="_scpi_opc2"/>*OPC?</text:p>
          </table:table-cell>
        </table:table-row>
        <table:table-row>
          <table:table-cell table:style-name="Table11.A1" office:value-type="string">
            <text:p text:style-name="Default_5f_ntt">Description</text:p>
          </table:table-cell>
          <table:table-cell table:style-name="Table11.A1" office:value-type="string">
            <text:p text:style-name="P1">Operation Complete Command. The command is mainly used for program synchronization. It causes the <text:span text:style-name="T3">instrument</text:span> to set the OPC bit (bit 0) of the Standard Event Status register when the <text:span text:style-name="T3">instrument</text:span> has completed all pending operations *OPC. Pending operations are complete when:</text:p>
            <text:list xml:id="list144951196719290" text:continue-list="list1135717627" text:style-name="List_20_1">
              <text:list-item>
                <text:p text:style-name="List_20_1_20_Start">All commands sent before *OPC is received, including paralleled commands, have been completed. Most commands are sequential and are completed 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2">Query causes the <text:span text:style-name="T3">instrument</text:span>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1">Usage</text:span><text:span text:style-name="T2"> </text:span><text:span text:style-name="T1">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144951639249880" text:continue-list="list144951078461182" text:style-name="Outline">
        <text:list-item>
          <text:list>
            <text:list-item>
              <text:h text:style-name="Heading_20_2" text:outline-level="2"><text:bookmark text:name="rcl"/>*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9"><text:bookmark text:name="_scpi_rcl"/>*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1">This command recalls the <text:span text:style-name="T3">instrument</text:span> state stored in the specified storage location. </text:p>
            <text:p text:style-name="P1">It is not possible to recall the <text:span text:style-name="T3">instrument</text:span> state from a storage location that is empty or was deleted. </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3">Name</text:p>
          </table:table-cell>
          <table:table-cell table:style-name="Table182.B3" office:value-type="string">
            <text:p text:style-name="P3">Type</text:p>
          </table:table-cell>
          <table:table-cell table:style-name="Table182.B3" office:value-type="string">
            <text:p text:style-name="P3">Range</text:p>
          </table:table-cell>
          <table:table-cell table:style-name="Table182.B3" office:value-type="string">
            <text:p text:style-name="P3">Default</text:p>
          </table:table-cell>
        </table:table-row>
        <table:table-row>
          <table:table-cell table:style-name="Table182.A1" office:value-type="string">
            <text:p text:style-name="Default_5f_ntt"/>
          </table:table-cell>
          <table:table-cell table:style-name="Table182.A1" office:value-type="string">
            <text:p text:style-name="P1">&lt;profile&gt;</text:p>
          </table:table-cell>
          <table:table-cell table:style-name="Table182.A1" office:value-type="string">
            <text:p text:style-name="P3">NR1</text:p>
          </table:table-cell>
          <table:table-cell table:style-name="Table182.A1" office:value-type="string">
            <text:p text:style-name="P3">0 – 9 </text:p>
          </table:table-cell>
          <table:table-cell table:style-name="Table182.A1" office:value-type="string">
            <text:p text:style-name="P3">None</text:p>
          </table:table-cell>
        </table:table-row>
        <text:soft-page-break/>
        <table:table-row>
          <table:table-cell table:style-name="Table182.A1" office:value-type="string">
            <text:p text:style-name="Default_5f_ntt">Return</text:p>
          </table:table-cell>
          <table:table-cell table:style-name="Table182.A1" table:number-columns-spanned="4" office:value-type="string">
            <text:p text:style-name="P2">None</text:p>
          </table:table-cell>
          <table:covered-table-cell/>
          <table:covered-table-cell/>
          <table:covered-table-cell/>
        </table:table-row>
        <table:table-row table:style-name="Table182.6">
          <table:table-cell table:style-name="Table182.A6" office:value-type="string">
            <text:p text:style-name="Default_5f_ntt"><text:span text:style-name="T1">Usage</text:span><text:span text:style-name="T2"> </text:span><text:span text:style-name="T1">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P4">Related Commands</text:p>
          </table:table-cell>
          <table:table-cell table:style-name="Table182.A6" table:number-columns-spanned="4" office:value-type="string">
            <text:p text:style-name="Standard">*SAV</text:p>
          </table:table-cell>
          <table:covered-table-cell/>
          <table:covered-table-cell/>
          <table:covered-table-cell/>
        </table:table-row>
      </table:table>
      <text:list xml:id="list144951711488364" text:continue-numbering="true" text:style-name="Outline">
        <text:list-item>
          <text:list>
            <text:list-item>
              <text:h text:style-name="Heading_20_2" text:outline-level="2"><text:bookmark text:name="rst"/>*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9"><text:bookmark text:name="_scpi_rst"/>*RST</text:p>
          </table:table-cell>
        </table:table-row>
        <table:table-row>
          <table:table-cell table:style-name="Table13.A1" office:value-type="string">
            <text:p text:style-name="Default_5f_ntt">Description</text:p>
          </table:table-cell>
          <table:table-cell table:style-name="Table13.A1" office:value-type="string">
            <text:p text:style-name="P1">Reset Command. Restores the <text:span text:style-name="T3">instrument</text:span> to its initial state (as predefined in the <text:span text:style-name="T3">instrument</text:span> firmware) and clears the error queue. </text:p>
          </table:table-cell>
        </table:table-row>
        <table:table-row>
          <table:table-cell table:style-name="Table13.A1" office:value-type="string">
            <text:p text:style-name="Default_5f_ntt">Return</text:p>
          </table:table-cell>
          <table:table-cell table:style-name="Table13.A1" office:value-type="string">
            <text:p text:style-name="P2">None</text:p>
          </table:table-cell>
        </table:table-row>
        <table:table-row table:style-name="Table13.4">
          <table:table-cell table:style-name="Table13.A4" office:value-type="string">
            <text:p text:style-name="Default_5f_ntt"><text:span text:style-name="T1">Usage</text:span><text:span text:style-name="T2"> </text:span><text:span text:style-name="T1">example</text:span></text:p>
          </table:table-cell>
          <table:table-cell table:style-name="Table13.A4" office:value-type="string">
            <text:p text:style-name="cmd_5f_code">*RST</text:p>
            <text:p text:style-name="cmd_5f_code"/>
          </table:table-cell>
        </table:table-row>
        <table:table-row table:style-name="Table13.4">
          <table:table-cell table:style-name="Table13.A4" office:value-type="string">
            <text:p text:style-name="P4">Related Commands</text:p>
          </table:table-cell>
          <table:table-cell table:style-name="Table13.A4" office:value-type="string">
            <text:p text:style-name="Default_5f_ntt">*RST</text:p>
            <text:p text:style-name="Default_5f_ntt">*SAV</text:p>
          </table:table-cell>
        </table:table-row>
      </table:table>
      <text:list xml:id="list144951214642266" text:continue-numbering="true" text:style-name="Outline">
        <text:list-item>
          <text:list>
            <text:list-item>
              <text:h text:style-name="Heading_20_2" text:outline-level="2"><text:bookmark text:name="sav"/>*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9"><text:bookmark text:name="_scpi_sav"/>*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ext:p>
            <text:p text:style-name="Default_5f_ntt"/>
            <text:p text:style-name="P4">A reset (*RST command) does not affect the configurations stored in memory. Once a state is stored, it remains constant until it is overwritten using this command. </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3">Name</text:p>
          </table:table-cell>
          <table:table-cell table:style-name="Table181.B3" office:value-type="string">
            <text:p text:style-name="P3">Type</text:p>
          </table:table-cell>
          <table:table-cell table:style-name="Table181.B3" office:value-type="string">
            <text:p text:style-name="P3">Range</text:p>
          </table:table-cell>
          <table:table-cell table:style-name="Table181.B3" office:value-type="string">
            <text:p text:style-name="P3">Default</text:p>
          </table:table-cell>
        </table:table-row>
        <table:table-row>
          <table:covered-table-cell/>
          <table:table-cell table:style-name="Table181.A1" office:value-type="string">
            <text:p text:style-name="P1">&lt;profile&gt;</text:p>
          </table:table-cell>
          <table:table-cell table:style-name="Table181.A1" office:value-type="string">
            <text:p text:style-name="P3">NR1</text:p>
          </table:table-cell>
          <table:table-cell table:style-name="Table181.A1" office:value-type="string">
            <text:p text:style-name="P3">1 – 9 </text:p>
          </table:table-cell>
          <table:table-cell table:style-name="Table181.A1" office:value-type="string">
            <text:p text:style-name="P3">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5">None</text:p>
          </table:table-cell>
          <table:covered-table-cell/>
          <table:covered-table-cell/>
          <table:covered-table-cell/>
        </table:table-row>
        <table:table-row table:style-name="Table181.6">
          <table:table-cell table:style-name="Table181.A6" office:value-type="string">
            <text:p text:style-name="Default_5f_ntt"><text:span text:style-name="T1">Usage</text:span><text:span text:style-name="T2"> </text:span><text:span text:style-name="T1">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4">Related Commands</text:p>
          </table:table-cell>
          <table:table-cell table:style-name="Table181.A6" table:number-columns-spanned="4" office:value-type="string">
            <text:p text:style-name="Default_5f_ntt">*RCL</text:p>
            <text:p text:style-name="Default_5f_ntt">*RST</text:p>
          </table:table-cell>
          <table:covered-table-cell/>
          <table:covered-table-cell/>
          <table:covered-table-cell/>
        </table:table-row>
      </table:table>
      <text:list xml:id="list144951137984045" text:continue-numbering="true" text:style-name="Outline">
        <text:list-item>
          <text:list>
            <text:list-item>
              <text:h text:style-name="Heading_20_2" text:outline-level="2"><text:bookmark text:name="sre"/>*SRE</text:h>
            </text:list-item>
          </text:list>
        </text:list-item>
      </text:list>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Default_5f_ntt">Syntax</text:p>
          </table:table-cell>
          <table:table-cell table:style-name="Table4.A1" table:number-columns-spanned="4" office:value-type="string">
            <text:p text:style-name="P9"><text:bookmark text:name="_scpi_sre"/>*SRE {&lt;value&gt;}</text:p>
            <text:p text:style-name="P9"><text:bookmark text:name="_scpi_sre2"/>*SRE?</text:p>
          </table:table-cell>
          <table:covered-table-cell/>
          <table:covered-table-cell/>
          <table:covered-table-cell/>
        </table:table-row>
        <table:table-row>
          <table:table-cell table:style-name="Table4.A1" office:value-type="string">
            <text:p text:style-name="Default_5f_ntt">Description</text:p>
          </table:table-cell>
          <table:table-cell table:style-name="Table4.A1" table:number-columns-spanned="4" office:value-type="string">
            <text:p text:style-name="P1">Enable bits in the Status Byte enable register.</text:p>
          </table:table-cell>
          <table:covered-table-cell/>
          <table:covered-table-cell/>
          <table:covered-table-cell/>
        </table:table-row>
        <table:table-row table:style-name="Table4.3">
          <table:table-cell table:style-name="Table4.A1" table:number-rows-spanned="2" office:value-type="string">
            <text:p text:style-name="Default_5f_ntt">Parameters</text:p>
          </table:table-cell>
          <table:table-cell table:style-name="Table4.B3" office:value-type="string">
            <text:p text:style-name="P14">Name</text:p>
          </table:table-cell>
          <table:table-cell table:style-name="Table4.B3" office:value-type="string">
            <text:p text:style-name="P14">Type</text:p>
          </table:table-cell>
          <table:table-cell table:style-name="Table4.B3" office:value-type="string">
            <text:p text:style-name="P14">Range</text:p>
          </table:table-cell>
          <table:table-cell table:style-name="Table4.B3" office:value-type="string">
            <text:p text:style-name="P14">Default</text:p>
          </table:table-cell>
        </table:table-row>
        <table:table-row>
          <table:covered-table-cell/>
          <table:table-cell table:style-name="Table4.A1" office:value-type="string">
            <text:p text:style-name="P1">&lt;<text:span text:style-name="T6">value</text:span>&gt;</text:p>
          </table:table-cell>
          <table:table-cell table:style-name="Table4.A1" office:value-type="string">
            <text:p text:style-name="P3">NR1</text:p>
          </table:table-cell>
          <table:table-cell table:style-name="Table4.A1" office:value-type="string">
            <text:p text:style-name="P3"><text:span text:style-name="T6">0</text:span> – <text:span text:style-name="T6">255</text:span></text:p>
          </table:table-cell>
          <table:table-cell table:style-name="Table4.A1" office:value-type="string">
            <text:p text:style-name="P3">None</text:p>
          </table:table-cell>
        </table:table-row>
        <table:table-row>
          <table:table-cell table:style-name="Table4.A1" office:value-type="string">
            <text:p text:style-name="Default_5f_ntt">Return</text:p>
          </table:table-cell>
          <table:table-cell table:style-name="Table4.A1" table:number-columns-spanned="4" office:value-type="string">
            <text:p text:style-name="P2">Query the Status Byte enable register. The <text:span text:style-name="T3">instrument</text:span> returns a decimal value which corresponds to the binary-weighted sum of all bits set in the enable register.</text:p>
          </table:table-cell>
          <table:covered-table-cell/>
          <table:covered-table-cell/>
          <table:covered-table-cell/>
        </table:table-row>
        <table:table-row table:style-name="Table4.3">
          <table:table-cell table:style-name="Table4.A6" office:value-type="string">
            <text:p text:style-name="Default_5f_ntt"><text:span text:style-name="T1">Usage</text:span><text:span text:style-name="T2"> </text:span><text:span text:style-name="T1">example</text:span></text:p>
          </table:table-cell>
          <table:table-cell table:style-name="Table4.A6" table:number-columns-spanned="4" office:value-type="string">
            <text:p text:style-name="cmd_5f_code">*SRE 32</text:p>
          </table:table-cell>
          <table:covered-table-cell/>
          <table:covered-table-cell/>
          <table:covered-table-cell/>
        </table:table-row>
        <table:table-row table:style-name="Table4.3">
          <table:table-cell table:style-name="Table4.A6" office:value-type="string">
            <text:p text:style-name="P4">Related Commands</text:p>
          </table:table-cell>
          <table:table-cell table:style-name="Table4.A6" table:number-columns-spanned="4" office:value-type="string">
            <text:p text:style-name="Standard">*STB</text:p>
          </table:table-cell>
          <table:covered-table-cell/>
          <table:covered-table-cell/>
          <table:covered-table-cell/>
        </table:table-row>
      </table:table>
      <text:list xml:id="list144951562734839" text:continue-numbering="true" text:style-name="Outline">
        <text:list-item>
          <text:list>
            <text:list-item>
              <text:h text:style-name="Heading_20_2" text:outline-level="2"><text:bookmark text:name="stb"/>*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9"><text:bookmark text:name="_scpi_stb"/>*STB?</text:p>
          </table:table-cell>
        </table:table-row>
        <text:soft-page-break/>
        <table:table-row>
          <table:table-cell table:style-name="Table15.A1" office:value-type="string">
            <text:p text:style-name="Default_5f_ntt">Description</text:p>
          </table:table-cell>
          <table:table-cell table:style-name="Table15.A1" office:value-type="string">
            <text:p text:style-name="P1">Read Status Byte Query. This query reads the Status Byte register, which contains the status summary bits and the Output Queue MAV bit. The Status Byte is a read-only register and its bits are not cleared when it is read.</text:p>
            <text:p text:style-name="P1"/>
            <text:p text:style-name="P1">A serial poll also returns the value of the Status Byte register, except that bit 6 returns Request for Service (RQS) instead of Master Status Summary (MSS). A serial poll clears RQS, but not MSS. When the MSS bit is set, the <text:span text:style-name="T3">instrument</text:span>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2">The <text:span text:style-name="T3">instrument</text:span>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1">Usage</text:span><text:span text:style-name="T2"> </text:span><text:span text:style-name="T1">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P4">Related Commands</text:p>
          </table:table-cell>
          <table:table-cell table:style-name="Table15.A4" office:value-type="string">
            <text:p text:style-name="Standard">*SRE</text:p>
          </table:table-cell>
        </table:table-row>
      </table:table>
      <text:list xml:id="list144950894575084" text:continue-numbering="true" text:style-name="Outline">
        <text:list-item>
          <text:list>
            <text:list-item>
              <text:h text:style-name="Heading_20_2" text:outline-level="2"><text:bookmark text:name="trg"/>*TRG</text:h>
            </text:list-item>
          </text:list>
        </text:list-item>
      </text:list>
      <table:table table:name="Table2" table:style-name="Table2">
        <table:table-column table:style-name="Table2.A"/>
        <table:table-column table:style-name="Table2.B"/>
        <table:table-row>
          <table:table-cell table:style-name="Table2.A1" office:value-type="string">
            <text:p text:style-name="Default_5f_ntt">Syntax</text:p>
          </table:table-cell>
          <table:table-cell table:style-name="Table2.A1" office:value-type="string">
            <text:p text:style-name="cmd_5f_root"><text:bookmark text:name="_scpi_trg"/>*TRG</text:p>
          </table:table-cell>
        </table:table-row>
        <table:table-row>
          <table:table-cell table:style-name="Table2.A1" office:value-type="string">
            <text:p text:style-name="Default_5f_ntt">Description</text:p>
          </table:table-cell>
          <table:table-cell table:style-name="Table2.A1" office:value-type="string">
            <text:p text:style-name="P1">This command generates a trigger to the trigger subsystem which has selected a bus </text:p>
            <text:p text:style-name="P1">(software) trigger as its source.</text:p>
          </table:table-cell>
        </table:table-row>
        <table:table-row>
          <table:table-cell table:style-name="Table2.A1" office:value-type="string">
            <text:p text:style-name="Default_5f_ntt">Return</text:p>
          </table:table-cell>
          <table:table-cell table:style-name="Table2.A1" office:value-type="string">
            <text:p text:style-name="P2">None</text:p>
          </table:table-cell>
        </table:table-row>
        <table:table-row table:style-name="Table2.4">
          <table:table-cell table:style-name="Table2.A4" office:value-type="string">
            <text:p text:style-name="Default_5f_ntt"><text:span text:style-name="T1">Usage</text:span><text:span text:style-name="T2"> </text:span><text:span text:style-name="T1">example</text:span></text:p>
          </table:table-cell>
          <table:table-cell table:style-name="Table2.A4" office:value-type="string">
            <text:p text:style-name="P1">Generate a trigger operation after 5 seconds:</text:p>
            <text:p text:style-name="cmd_5f_code_20_Start">TRIG:SOUR BUS</text:p>
            <text:p text:style-name="cmd_5f_code">TRIG:DEL 5</text:p>
            <text:p text:style-name="cmd_5f_code">INIT</text:p>
            <text:p text:style-name="P7">*TRG</text:p>
          </table:table-cell>
        </table:table-row>
        <table:table-row table:style-name="Table2.4">
          <table:table-cell table:style-name="Table2.A4" office:value-type="string">
            <text:p text:style-name="P4">Related Commands</text:p>
          </table:table-cell>
          <table:table-cell table:style-name="Table2.A4" office:value-type="string">
            <text:p text:style-name="Standard">*WAI</text:p>
          </table:table-cell>
        </table:table-row>
      </table:table>
      <text:list xml:id="list144951387346170" text:continue-numbering="true" text:style-name="Outline">
        <text:list-item>
          <text:list>
            <text:list-item>
              <text:h text:style-name="Heading_20_2" text:outline-level="2"><text:bookmark text:name="tst"/>*TST?</text:h>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P9"><text:bookmark text:name="_scpi_tst"/>*TST?</text:p>
          </table:table-cell>
        </table:table-row>
        <table:table-row>
          <table:table-cell table:style-name="Table3.A1" office:value-type="string">
            <text:p text:style-name="P1">Description</text:p>
          </table:table-cell>
          <table:table-cell table:style-name="Table3.A1" office:value-type="string">
            <text:p text:style-name="P1">Self-Test Query. The self-test query causes an internal self-test, and places a response into the Output Queue indicating whether or not the <text:span text:style-name="T3">instrument</text:span> completed the self-test without detected errors.</text:p>
          </table:table-cell>
        </table:table-row>
        <table:table-row>
          <table:table-cell table:style-name="Table3.A1" office:value-type="string">
            <text:p text:style-name="P1">Return</text:p>
          </table:table-cell>
          <table:table-cell table:style-name="Table3.A1" office:value-type="string">
            <text:p text:style-name="P1">0 or 1 depends of the self-test results.</text:p>
          </table:table-cell>
        </table:table-row>
        <table:table-row table:style-name="Table3.4">
          <table:table-cell table:style-name="Table3.A4" office:value-type="string">
            <text:p text:style-name="Default_5f_ntt"><text:span text:style-name="T1">Usage</text:span><text:span text:style-name="T2"> </text:span><text:span text:style-name="T1">example</text:span></text:p>
          </table:table-cell>
          <table:table-cell table:style-name="Table3.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7">1</text:p>
          </table:table-cell>
        </table:table-row>
      </table:table>
      <text:list xml:id="list144952190144788" text:continue-numbering="true" text:style-name="Outline">
        <text:list-item>
          <text:list>
            <text:list-item>
              <text:h text:style-name="Heading_20_2" text:outline-level="2"><text:bookmark text:name="wai"/>*WAI</text:h>
            </text:list-item>
          </text:list>
        </text:list-item>
      </text:list>
      <table:table table:name="Table5" table:style-name="Table5">
        <table:table-column table:style-name="Table5.A"/>
        <table:table-column table:style-name="Table5.B"/>
        <table:table-row>
          <table:table-cell table:style-name="Table5.A1" office:value-type="string">
            <text:p text:style-name="P1">Syntax</text:p>
          </table:table-cell>
          <table:table-cell table:style-name="Table5.A1" office:value-type="string">
            <text:p text:style-name="P10"><text:bookmark text:name="_scpi_wai"/>*WAI</text:p>
          </table:table-cell>
        </table:table-row>
        <table:table-row>
          <table:table-cell table:style-name="Table5.A1" office:value-type="string">
            <text:p text:style-name="P1">Description</text:p>
          </table:table-cell>
          <table:table-cell table:style-name="Table5.A1" office:value-type="string">
            <text:p text:style-name="P1">The Wait-to-Continue Command causes the <text:span text:style-name="T3">instrument</text:span> to wait until all pending commands are completed before executing any other commands. </text:p>
            <text:p text:style-name="Standard"/>
            <text:p text:style-name="P1">Pending operations are as defined under the *OPC command. </text:p>
          </table:table-cell>
        </table:table-row>
        <table:table-row>
          <table:table-cell table:style-name="Table5.A1" office:value-type="string">
            <text:p text:style-name="P1">Return</text:p>
          </table:table-cell>
          <table:table-cell table:style-name="Table5.A1" office:value-type="string">
            <text:p text:style-name="P2">None</text:p>
          </table:table-cell>
        </table:table-row>
        <text:soft-page-break/>
        <table:table-row table:style-name="Table5.4">
          <table:table-cell table:style-name="Table5.A4" office:value-type="string">
            <text:p text:style-name="Default_5f_ntt"><text:span text:style-name="T1">Usage</text:span><text:span text:style-name="T2"> </text:span><text:span text:style-name="T1">example</text:span></text:p>
          </table:table-cell>
          <table:table-cell table:style-name="Table5.A4" office:value-type="string">
            <text:p text:style-name="P1">For example, the *WAI command can be used to make a voltage measurement after an OUTPut ON command has completed:</text:p>
            <text:p text:style-name="P8">OUTPut ON;*WAI;:MEASure:VOLTage?</text:p>
          </table:table-cell>
        </table:table-row>
        <table:table-row table:style-name="Table5.4">
          <table:table-cell table:style-name="Table5.A4" office:value-type="string">
            <text:p text:style-name="P4">Related Commands</text:p>
          </table:table-cell>
          <table:table-cell table:style-name="Table5.A4" office:value-type="string">
            <text:p text:style-name="Standard">*OPC</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1772in" fo:margin-bottom="0.0984in" loext:contextual-spacing="false" fo:text-indent="-0.3in"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master-page-name="">
      <style:paragraph-properties fo:margin-left="0.3937in" fo:margin-right="0.0783in" fo:margin-top="0in" fo:margin-bottom="0in" loext:contextual-spacing="false" fo:text-indent="-0.2362in" style:auto-text-indent="false" style:page-number="auto">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1772in" fo:margin-bottom="0.0984in" loext:contextual-spacing="false" fo:text-indent="-0.3in"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0.9839in" fo:margin-right="0in" fo:margin-top="0in" fo:margin-bottom="0in" loext:contextual-spacing="false" fo:text-indent="0in" style:auto-text-indent="false"/>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paragraph-properties fo:margin-left="0.3937in" fo:margin-right="0.0783in" fo:margin-top="0in" fo:margin-bottom="0in" loext:contextual-spacing="false" fo:text-indent="-0.2362in"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6.1.3.2$Linux_X86_64 LibreOffice_project/86daf60bf00efa86ad547e59e09d6bb77c699acb</meta:generator>
    <meta:keyword>SCPI</meta:keyword>
    <meta:keyword>IEEE 488</meta:keyword>
    <meta:keyword>Remote control</meta:keyword>
    <meta:keyword>Programming reference</meta:keyword>
    <dc:title>SYSTem</dc:title>
    <meta:document-statistic meta:table-count="13" meta:image-count="0" meta:object-count="0" meta:page-count="5" meta:paragraph-count="228" meta:word-count="1052" meta:character-count="6630" meta:non-whitespace-character-count="5793"/>
    <meta:user-defined meta:name="WebPublish_HTML_Profile">EEZ (HTML)</meta:user-defined>
    <meta:user-defined meta:name="WebPublish_Post_Profile">EEZ</meta:user-defined>
  </office:meta>
</office:document-meta>
</file>